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357e" officeooo:paragraph-rsid="001635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igital Logic Documentation</text:p>
      <text:p text:style-name="P1"/>
      <text:h text:style-name="Heading_20_1" text:outline-level="1">Part</text:h>
      <text:p text:style-name="P1"/>
      <text:p text:style-name="P1">signal pinclick(gate, pin)</text:p>
      <text:p text:style-name="P1">signal wire_attached(node, pin, state)</text:p>
      <text:p text:style-name="P1">signal state_changed(node, output_index, state)</text:p>
      <text:p text:style-name="P1">signal picked(node)</text:p>
      <text:p text:style-name="P1">signal dropped</text:p>
      <text:p text:style-name="P1">signal doubleclick</text:p>
      <text:p text:style-name="P1">signal new_event</text:p>
      <text:p text:style-name="P1">signal unstable</text:p>
      <text:p text:style-name="P1"/>
      <text:p text:style-name="P1">export(bool) var highlight_pin = true</text:p>
      <text:p text:style-name="P1">export(bool) var highlight_part = true</text:p>
      <text:p text:style-name="P1">export(bool) var moveable = true</text:p>
      <text:p text:style-name="P1">export(bool) var wireable = true</text:p>
      <text:p text:style-name="P1">export(bool) var show_state = false</text:p>
      <text:p text:style-name="P1">export(bool) var is_ext_input = false</text:p>
      <text:p text:style-name="P1">export(bool) var is_ext_output = false</text:p>
      <text:p text:style-name="P1">export(bool) var is_input_block = false</text:p>
      <text:p text:style-name="P1">export(bool) var is_output_block = false</text:p>
      <text:p text:style-name="P1"/>
      <text:p text:style-name="P1">var inputs = []</text:p>
      <text:p text:style-name="P1">var outputs = []</text:p>
      <text:p text:style-name="P1">var state = false setget change_input_state</text:p>
      <text:p text:style-name="P1">var dropped = false</text:p>
      <text:p text:style-name="P1">var id = 0</text:p>
      <text:p text:style-name="P1">var parent</text:p>
      <text:p text:style-name="P1">var v_spacing</text:p>
      <text:p text:style-name="P1">var color = g.COLOR_UNDEFINE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7T22:35:54.349242086</meta:creation-date>
    <dc:date>2020-06-27T22:40:51.192950999</dc:date>
    <meta:editing-duration>PT4M57S</meta:editing-duration>
    <meta:editing-cycles>1</meta:editing-cycles>
    <meta:document-statistic meta:table-count="0" meta:image-count="0" meta:object-count="0" meta:page-count="1" meta:paragraph-count="27" meta:word-count="100" meta:character-count="707" meta:non-whitespace-character-count="634"/>
    <meta:generator>LibreOffice/6.3.6.2$Linux_X86_64 LibreOffice_project/30$Build-2</meta:generator>
  </office:meta>
</office:document-meta>
</file>